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roman" style:font-pitch="variable"/>
    <style:font-face style:name="Verdana1" svg:font-family="Verdana"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rsid="0008266a" officeooo:paragraph-rsid="0008266a"/>
    </style:style>
    <style:style style:name="P3" style:family="paragraph" style:parent-style-name="normal1">
      <style:paragraph-properties fo:line-height="150%"/>
      <style:text-properties officeooo:paragraph-rsid="0008266a"/>
    </style:style>
    <style:style style:name="T1" style:family="text">
      <style:text-properties fo:font-variant="normal" fo:text-transform="none" fo:color="#000000" loext:opacity="90%" style:font-name="apple-system" fo:font-size="10.5pt" fo:letter-spacing="normal" fo:font-style="normal" fo:font-weight="normal"/>
    </style:style>
    <style:style style:name="T2" style:family="text">
      <style:text-properties fo:font-variant="normal" fo:text-transform="none" fo:color="#000000" loext:opacity="90%" style:font-name="apple-system" fo:font-size="10.5pt" fo:letter-spacing="normal" fo:font-style="normal" fo:font-weight="normal" fo:background-color="#ffffff" loext:char-shading-value="0" loext:padding="0cm" loext:border="none"/>
    </style:style>
    <style:style style:name="T3" style:family="text">
      <style:text-properties fo:font-variant="normal" fo:text-transform="none" fo:color="#000000" loext:opacity="90%" style:font-name="apple-system" fo:font-size="10.5pt" fo:letter-spacing="normal" fo:font-style="normal" fo:font-weight="normal" officeooo:rsid="0008266a" fo:background-color="#ffffff" loext:char-shading-value="0" loext:padding="0cm" loext:border="none"/>
    </style:style>
    <style:style style:name="T4" style:family="text">
      <style:text-properties fo:font-variant="normal" fo:text-transform="none" fo:color="#000000" loext:opacity="90%" style:font-name="apple-system" fo:font-size="10.5pt" fo:letter-spacing="normal" fo:font-style="normal" fo:font-weight="normal" officeooo:rsid="0008266a"/>
    </style:style>
    <style:style style:name="T5" style:family="text">
      <style:text-properties fo:font-variant="normal" fo:text-transform="none" fo:color="#000000" loext:opacity="90%" style:font-name="apple-system" fo:font-size="10.5pt" fo:letter-spacing="normal" fo:font-style="normal" fo:background-color="#ffffff" loext:char-shading-value="0" loext:padding="0cm" loext:border="none"/>
    </style:style>
    <style:style style:name="T6" style:family="text">
      <style:text-properties fo:font-variant="normal" fo:text-transform="none" fo:color="#000000" loext:opacity="90%" fo:letter-spacing="normal" fo:background-color="#ffffff" loext:char-shading-value="0" loext:padding="0cm" loext:border="none"/>
    </style:style>
    <style:style style:name="T7" style:family="text">
      <style:text-properties fo:font-variant="normal" fo:text-transform="none" fo:color="#000000" loext:opacity="90%" style:font-name="Arial" fo:font-size="12pt" fo:letter-spacing="normal" fo:font-style="normal" fo:font-weight="normal" style:font-name-asian="Arial1" style:font-size-asian="12pt" style:font-name-complex="Arial1" style:font-size-complex="12pt"/>
    </style:style>
    <style:style style:name="T8" style:family="text">
      <style:text-properties fo:font-variant="normal" fo:text-transform="none" style:font-name="var artdeco-reset-typography-font-family-sans" fo:font-size="10.5pt" fo:letter-spacing="normal" fo:font-style="normal" style:text-underline-style="solid" style:text-underline-width="auto" style:text-underline-color="font-color" fo:font-weight="normal" fo:background-color="#ffffff" loext:char-shading-value="0" loext:padding="0cm" loext:border="none"/>
    </style:style>
    <style:style style:name="T9" style:family="text">
      <style:text-properties fo:font-variant="normal" fo:text-transform="none" fo:color="#000000" loext:opacity="100%" style:font-name="Arial" fo:font-size="12pt" fo:letter-spacing="normal" fo:font-style="normal" fo:font-weight="normal" style:font-name-asian="Arial1" style:font-size-asian="12pt" style:font-name-complex="Arial1" style:font-size-complex="12pt"/>
    </style:style>
    <style:style style:name="T10" style:family="text">
      <style:text-properties style:font-name="Arial" fo:font-size="12pt" style:font-name-asian="Arial1" style:font-size-asian="12pt" style:font-name-complex="Arial1" style:font-size-complex="12pt"/>
    </style:style>
    <style:style style:name="T11" style:family="text">
      <style:text-properties fo:color="#000000" loext:opacity="100%" style:font-name="Arial" fo:font-size="12pt" style:font-name-asian="Arial1" style:font-size-asian="12pt" style:font-name-complex="Arial1"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jeto de Pós-Graduação</text:span><text:span text:style-name="T6"> </text:span><text:a xlink:type="simple" xlink:href="https://www.linkedin.com/company/cloudtreinamentos/" office:target-frame-name="_self" xlink:show="replace" text:style-name="Internet_20_link" text:visited-style-name="Visited_20_Internet_20_Link"><text:span text:style-name="T8">Cloud Treinamentos</text:span></text:a><text:span text:style-name="T2"><text:line-break/></text:span><text:span text:style-name="T1">Projeto </text:span><text:span text:style-name="T4">20</text:span><text:span text:style-name="T2"><text:line-break/></text:span><text:span text:style-name="Strong_20_Emphasis"><text:span text:style-name="T5">Projeto de Migração do GLPI para a AWS</text:span></text:span></text:p>
      <text:p text:style-name="Text_20_body">Como parte do meu curso de Pós-Graduação em Cloud Computing, estou desenvolvendo um projeto desafiador para atender às necessidades da <text:span text:style-name="Strong_20_Emphasis">Upper Plan</text:span>, uma empresa inovadora no setor de pigmentos para plásticos.</text:p>
      <text:p text:style-name="Text_20_body">Atualmente, a Upper Plan enfrenta problemas de lentidão no sistema de gerenciamento de chamados <text:span text:style-name="Strong_20_Emphasis">GLPI</text:span>, essencial para o suporte ao cliente. Para resolver essa situação, propusemos uma migração estratégica para a <text:span text:style-name="Strong_20_Emphasis">AWS</text:span>, utilizando soluções baseadas nos mais altos padrões de <text:span text:style-name="Strong_20_Emphasis">qualidade</text:span>, <text:span text:style-name="Strong_20_Emphasis">inovação</text:span> e <text:span text:style-name="Strong_20_Emphasis">transparência</text:span>.</text:p>
      <text:p text:style-name="Text_20_body">🔑 <text:span text:style-name="Strong_20_Emphasis">Destaques do Projeto:</text:span><text:line-break/>✅ Implementação de <text:span text:style-name="Strong_20_Emphasis">alta disponibilidade</text:span> e <text:span text:style-name="Strong_20_Emphasis">escalabilidade</text:span> para garantir a eficiência do sistema.<text:line-break/>✅ Uso de <text:span text:style-name="Strong_20_Emphasis">IaC (Infrastructure as Code)</text:span> com <text:span text:style-name="Strong_20_Emphasis">Terraform</text:span> e <text:span text:style-name="Strong_20_Emphasis">Docker</text:span>, garantindo automação, reprodutibilidade e agilidade na entrega.<text:line-break/>✅ Arquitetura otimizada utilizando serviços como ECS Fargate, RDS, EFS, ALB, S3 e CloudFront.</text:p>
      <text:p text:style-name="Text_20_body">🎯 <text:span text:style-name="Strong_20_Emphasis">Resultados esperados:</text:span><text:line-break/>Com essa migração, esperamos eliminar a lentidão, melhorar a experiência do usuário e criar uma infraestrutura robusta para o futuro.</text:p>
      <text:p text:style-name="Text_20_body">Essa experiência tem sido enriquecedora e desafiadora, reforçando a importância da <text:span text:style-name="Strong_20_Emphasis">cloud computing</text:span> como pilar estratégico para empresas que buscam inovação e crescimento.</text:p>
      <text:p text:style-name="Text_20_body">Se você tem interesse em discussões sobre migração para a nuvem, IaC ou GLPI, estou aberto a trocas de ideias e feedbacks! 🌐</text:p>
      <text:p text:style-name="Text_20_body">#AWS #Terraform #Docker #CloudComputing #PósGraduação #GLPI #Inovação #Tecnologia<text:span text:style-name="T2"> <text:s/></text:span><text:span text:style-name="T4">#DevOps #ClouTreinamentos #FaCiencia #Bash</text:span></text:p>
      <text:p text:style-name="P2"><text:span text:style-name="T1"/></text:p>
      <text:p text:style-name="P3" loext:marker-style-name="T11"><text:span text:style-name="T11">Conforme solicitação, segue abaixo a proposta para migração da aplicação GLPI para a AWS, atendendo a Upper Plan, empresa que desenvolve pigmentos para plásticos, que atualmente </text:span><text:span text:style-name="T10">está</text:span><text:span text:style-name="T11"> enfrentando problemas de lentidão no acesso ao sistema de gerenciamento de chamados de helpdesk – GLPI. </text:span></text:p>
      <text:p text:style-name="P3" loext:marker-style-name="T10"><text:span text:style-name="T7">A Six-Cloud Solutions agradece a confiança e a oportunidade de participação no presente projeto, reafirmamos nosso compromisso com a utilização das melhores práticas em conformidade aos </text:span><text:span text:style-name="T9">pilares do Well Architect framework da AWS, em i</text:span><text:span text:style-name="T7">mplantação dos recursos da AWS e nas soluções para nossos clientes, baseada nos mais altos padrões de qualidade, inovação e transparênc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roman" style:font-pitch="variable"/>
    <style:font-face style:name="Verdana1" svg:font-family="Verdana"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1" style:family="paragraph">
      <style:paragraph-properties fo:margin-top="0.423cm" fo:margin-bottom="0.423cm" style:contextual-spacing="false" fo:line-height="108%" fo:text-align="justify" style:justify-single-word="false" fo:orphans="2" fo:widows="2" fo:hyphenation-ladder-count="no-limit" style:writing-mode="lr-tb"/>
      <style:text-properties style:use-window-font-color="true" loext:opacity="0%" style:font-name="Verdana" fo:font-family="Verdana" style:font-family-generic="roman" style:font-pitch="variable" fo:font-size="11pt" fo:language="pt" fo:country="BR" style:letter-kerning="false" style:font-name-asian="Verdana1" style:font-family-asian="Verdana" style:font-family-generic-asian="system" style:font-pitch-asian="variable" style:font-size-asian="11pt" style:language-asian="zh" style:country-asian="CN" style:font-name-complex="Verdana1" style:font-family-complex="Verdan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6:52:45.830234532</meta:creation-date>
    <dc:date>2024-12-12T17:12:07.333609850</dc:date>
    <meta:editing-duration>PT9M9S</meta:editing-duration>
    <meta:editing-cycles>1</meta:editing-cycles>
    <meta:document-statistic meta:table-count="0" meta:image-count="0" meta:object-count="0" meta:page-count="1" meta:paragraph-count="10" meta:word-count="317" meta:character-count="2180" meta:non-whitespace-character-count="1870"/>
    <meta:generator>LibreOffice/24.2.7.2$Linux_X86_64 LibreOffice_project/420$Build-2</meta:generator>
  </office:meta>
</office:document-meta>
</file>